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0d529" officeooo:paragraph-rsid="0000d52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0d529" officeooo:paragraph-rsid="0000d52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3b9f4" officeooo:paragraph-rsid="0003b9f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81fad" officeooo:paragraph-rsid="00081fa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8e698" officeooo:paragraph-rsid="0008e698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weight="normal" officeooo:rsid="00081fad" officeooo:paragraph-rsid="00081fad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03b9f4" officeooo:paragraph-rsid="0003b9f4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03b9f4" officeooo:paragraph-rsid="0003be92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03be92" officeooo:paragraph-rsid="0003be92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0562a3" officeooo:paragraph-rsid="000562a3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officeooo:rsid="00081fad" officeooo:paragraph-rsid="00081fad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normal" officeooo:rsid="00081fad" officeooo:paragraph-rsid="00081fad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weight="normal" officeooo:rsid="00081fad" officeooo:paragraph-rsid="00081fad" style:font-weight-asian="normal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fo:font-weight="normal" officeooo:rsid="0008e698" officeooo:paragraph-rsid="0008e698" style:font-weight-asian="normal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fo:font-weight="normal" officeooo:rsid="000a7c7d" officeooo:paragraph-rsid="000a7c7d" style:font-weight-asian="normal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fo:font-weight="bold" officeooo:rsid="00081fad" officeooo:paragraph-rsid="0008e698" style:font-weight-asian="bold" style:font-weight-complex="bold"/>
    </style:style>
    <style:style style:name="P17" style:family="paragraph" style:parent-style-name="Standard" style:list-style-name="L5">
      <style:paragraph-properties fo:text-align="justify" style:justify-single-word="false"/>
      <style:text-properties fo:font-weight="bold" officeooo:rsid="000a7c7d" officeooo:paragraph-rsid="000a7c7d" style:font-weight-asian="bold" style:font-weight-complex="bold"/>
    </style:style>
    <style:style style:name="T1" style:family="text">
      <style:text-properties officeooo:rsid="0002a84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e69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ABSKÁ ŘÍŠE</text:p>
      <text:p text:style-name="P2">Semický národ obývající území arabského poloostrovu. Bohužel, tento poloostrov neposkytuje zrovna přívětivé podmínky pro život (výjimkou je pouze oblast Jemenu, kde byl přístav a prosperující zemědělství), proto jsou tyto národy kočovné a živí se chovem ovcí, velbloudů a také loupením. Základem beduínských kmenů byly rodové vazby. Rozdíl mezi vyšší a nižší vrstvou je určen množstvím stád a případně otroků. Z Jemenu vedla jedna z hlavních obchodních karavanních stezek k středozemnímu moři. Tato stezka se jmenovala Hidžás. Na půli cesty se nacházela osada s oázou a trhem jménem Mekka. Mekka se stává také náboženským centrem, díky jejím dvou hlavním bohům: Kaaba – černý meteorit a a posvátný pramen Zem-zem. <text:span text:style-name="T1">Tato stezka ale v 6. století začíná být ohrožována kmeny Habešanů (Etiopanů). Arabovy se podaří sjednotit díky Mohamedově Islámu. Mohamed <text:s/>byl z rodu Kurajšovců, jednoho z vládnoucích rodů v Mekce.</text:span></text:p>
      <text:p text:style-name="P2"/>
      <text:p text:style-name="P3">Mohamed</text:p>
      <text:list xml:id="list1036646338708533557" text:style-name="L1">
        <text:list-item>
          <text:p text:style-name="P7">Vezme si za ženu bohatou vdovu, a tak se může věnovat obchodu</text:p>
          <text:list>
            <text:list-item>
              <text:p text:style-name="P7">v židovské Medíně se seznámí s prvním monoteistickým náboženstvím, a poté se ještě setká s křesťanstvím na pobřeží středozemního moře</text:p>
            </text:list-item>
            <text:list-item>
              <text:p text:style-name="P7">odchází do pouště postit se a meditovat a založí nové náboženství – Islám</text:p>
              <text:list>
                <text:list-item>
                  <text:p text:style-name="P7">Nechá sepsat Korán, který je psaný rytmizovanou prózou</text:p>
                  <text:list>
                    <text:list-item>
                      <text:p text:style-name="P7">144 súr</text:p>
                    </text:list-item>
                  </text:list>
                </text:list-item>
                <text:list-item>
                  <text:p text:style-name="P9">5 pilířů Islámu</text:p>
                  <text:list>
                    <text:list-item>
                      <text:p text:style-name="P8">Víra v jednoho boha, Alláha</text:p>
                    </text:list-item>
                    <text:list-item>
                      <text:p text:style-name="P7">5x denně modlitba</text:p>
                      <text:list>
                        <text:list-item>
                          <text:p text:style-name="P7">S čistými rukami a nohami, na koberečku, směrem k Mekce</text:p>
                        </text:list-item>
                      </text:list>
                    </text:list-item>
                    <text:list-item>
                      <text:p text:style-name="P7">Půst v období měsíce Ramadánu (jeden den v roce od východu do západu slunce)</text:p>
                      <text:list>
                        <text:list-item>
                          <text:p text:style-name="P7">Výjimkou malé děti, těhotné ženy</text:p>
                        </text:list-item>
                      </text:list>
                    </text:list-item>
                    <text:list-item>
                      <text:p text:style-name="P9">Almužna pro chudého</text:p>
                    </text:list-item>
                    <text:list-item>
                      <text:p text:style-name="P9">Návštěva Mekky alespoň jednou za život</text:p>
                    </text:list-item>
                  </text:list>
                </text:list-item>
                <text:list-item>
                  <text:p text:style-name="P9">Další pravidla</text:p>
                  <text:list>
                    <text:list-item>
                      <text:p text:style-name="P9">Nesmí pít alkohol ani jíst vepřové maso</text:p>
                    </text:list-item>
                    <text:list-item>
                      <text:p text:style-name="P9">Je povoleno mít více žen, ale muž je musí být schopen všechny uživit a dát jim stejný majetek</text:p>
                    </text:list-item>
                    <text:list-item>
                      <text:p text:style-name="P9">Žena by měla potlačovat hrubou smyslnost – ženy musí mít zakryté vlasy</text:p>
                      <text:list>
                        <text:list-item>
                          <text:p text:style-name="P9">Dle jednotlivých kněží i různé zahalení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Za nové náboženství mu hrozí uvěznění, a v roce 622 Mohamed utíká z Mekky do Medíny – HIDŽRA (počátek Islámského letopočtu)</text:p>
            </text:list-item>
          </text:list>
        </text:list-item>
        <text:list-item>
          <text:p text:style-name="P9">V roce 630 dobude vojskem Mekku</text:p>
          <text:list>
            <text:list-item>
              <text:p text:style-name="P9">Do Islámu vklíčeny také pramen Zem-Zem a meteorit Kaaba</text:p>
            </text:list-item>
          </text:list>
        </text:list-item>
        <text:list-item>
          <text:p text:style-name="P9">V roce 632 Mohamed umírá, jeho Chálífem se stává tchán Abú Bakr</text:p>
        </text:list-item>
        <text:list-item>
          <text:p text:style-name="P10">Součástí Islámu je také Džihád</text:p>
          <text:list>
            <text:list-item>
              <text:p text:style-name="P10">Jeh interpretace jsou různé, není jasné jestli mělo jít o svatou válku mečem nebo slovem</text:p>
              <text:list>
                <text:list-item>
                  <text:p text:style-name="P10">Padlý bojovník má jít rovnou do sedmé sféry nebe</text:p>
                </text:list-item>
              </text:list>
            </text:list-item>
          </text:list>
        </text:list-item>
        <text:list-item>
          <text:p text:style-name="P11">2. náboženská kniha – Sunna</text:p>
          <text:list>
            <text:list-item>
              <text:p text:style-name="P11">Zaměřená na život a dílo Mohameda</text:p>
            </text:list-item>
          </text:list>
        </text:list-item>
        <text:list-item>
          <text:p text:style-name="P11">Po jeho smrti nastupuje Chálífa Abúd Bakr (Mohamedův tchán)</text:p>
        </text:list-item>
      </text:list>
      <text:p text:style-name="P4"/>
      <text:p text:style-name="P4"/>
      <text:p text:style-name="P6">Abúd Bakr</text:p>
      <text:list xml:id="list6361121909545603906" text:style-name="L2">
        <text:list-item>
          <text:p text:style-name="P12">Podniká výboje na území Sýrie a Mezopotámie, čímž rozšiřuje malou říši na sever a severovýchod</text:p>
        </text:list-item>
      </text:list>
      <text:p text:style-name="P4"/>
      <text:p text:style-name="P4">Omar (634)</text:p>
      <text:list xml:id="list2575598828143117027" text:style-name="L3">
        <text:list-item>
          <text:p text:style-name="P13">podmanil Jeruzalém (celé východní středomoří je arabské)</text:p>
          <text:list>
            <text:list-item>
              <text:p text:style-name="P13">Na úkor byzantské říše</text:p>
            </text:list-item>
          </text:list>
        </text:list-item>
        <text:list-item>
          <text:p text:style-name="P13">podmanění Egypta</text:p>
          <text:list>
            <text:list-item>
              <text:p text:style-name="P13">Založení nového města Káhira a zničení Alexandrie a Alexandrijské knihovny</text:p>
            </text:list-item>
          </text:list>
        </text:list-item>
        <text:list-item>
          <text:p text:style-name="P13">podniká i tažení na východ do Persie</text:p>
          <text:list>
            <text:list-item>
              <text:p text:style-name="P13">V roce 644 zavražděn perským otrokem za podmanění domoviny</text:p>
            </text:list-item>
          </text:list>
        </text:list-item>
      </text:list>
      <text:p text:style-name="P4"/>
      <text:p text:style-name="P4">Rozkol arabského světa</text:p>
      <text:list xml:id="list3635332869456133856" text:style-name="L4">
        <text:list-item>
          <text:p text:style-name="P16">Šiíté:<text:span text:style-name="T2"> </text:span><text:span text:style-name="T3">Trvají na přímém dědění chálífátu po potomcích Mohameda</text:span></text:p>
        </text:list-item>
        <text:list-item>
          <text:p text:style-name="P16">Sunnité:<text:span text:style-name="T2"> </text:span><text:span text:style-name="T3">Trvají na vybrání chálífa volbou z nejschopnějších adeptů</text:span></text:p>
        </text:list-item>
      </text:list>
      <text:p text:style-name="P5"/>
      <text:p text:style-name="P5">Úspěch džihádu a šíření Islámu</text:p>
      <text:list xml:id="list8946483704677714154" text:style-name="L5">
        <text:list-item>
          <text:p text:style-name="P14">Nové neznámé taktiky</text:p>
          <text:list>
            <text:list-item>
              <text:p text:style-name="P14">Vojsko je tvořeno pouze lehkou jízdou, která se dokáže obratně vyhýbat útokům pěchoty a ostřelovat ji z dálky</text:p>
            </text:list-item>
          </text:list>
        </text:list-item>
        <text:list-item>
          <text:p text:style-name="P14">Díky tvrdé byzantské daňové politice jsou Arabové vítáni jako osvobotitelé</text:p>
        </text:list-item>
        <text:list-item>
          <text:p text:style-name="P14">Vliv Islámu se rozšířil díky džihádu až na území Pákistánu a Bangladéše</text:p>
          <text:list>
            <text:list-item>
              <text:p text:style-name="P14">Do Malajsie, Indie a Singapuru se Islám dostal obchodem</text:p>
            </text:list-item>
          </text:list>
        </text:list-item>
        <text:list-item>
          <text:p text:style-name="P15">Další výboje vedou k obsazení celé severní Afriky</text:p>
          <text:list>
            <text:list-item>
              <text:p text:style-name="P15">V roce 711 se Tárik přeplaví přes Gibraltar na území dnešního Španělska, kde vyvrátí Vizigótský stát</text:p>
              <text:list>
                <text:list-item>
                  <text:p text:style-name="P15">Zbytky Vizigótů se usadí na severu Španělska v Baskytsku</text:p>
                </text:list-item>
              </text:list>
            </text:list-item>
            <text:list-item>
              <text:p text:style-name="P17">731 Bitva U Poatieau<text:span text:style-name="T2"> → Sřed s Karlem Martelem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21:12.536036904</meta:creation-date>
    <dc:date>2018-02-21T11:28:25.348495078</dc:date>
    <meta:editing-duration>PT3H46M41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2" meta:paragraph-count="53" meta:word-count="606" meta:character-count="3529" meta:non-whitespace-character-count="3016"/>
  </office:meta>
</office:document-meta>
</file>